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Standard">
      <style:text-properties officeooo:rsid="0015a06f" officeooo:paragraph-rsid="0015a06f"/>
    </style:style>
    <style:style style:name="P2" style:family="paragraph" style:parent-style-name="Standard">
      <style:text-properties fo:font-size="14pt" fo:font-weight="normal" officeooo:rsid="0015a06f" officeooo:paragraph-rsid="0015a06f" style:font-size-asian="14pt" style:font-weight-asian="normal" style:font-size-complex="14pt" style:font-weight-complex="normal"/>
    </style:style>
    <style:style style:name="P3" style:family="paragraph" style:parent-style-name="Standard">
      <style:text-properties fo:font-weight="bold" officeooo:rsid="0015a06f" officeooo:paragraph-rsid="0015a06f" style:font-weight-asian="bold" style:font-weight-complex="bold"/>
    </style:style>
    <style:style style:name="P4" style:family="paragraph" style:parent-style-name="Standard">
      <style:text-properties fo:font-weight="bold" officeooo:rsid="0018e845" officeooo:paragraph-rsid="0018e845" style:font-weight-asian="bold" style:font-weight-complex="bold"/>
    </style:style>
    <style:style style:name="P5" style:family="paragraph" style:parent-style-name="Standard">
      <style:text-properties fo:font-weight="bold" officeooo:rsid="001f4455" officeooo:paragraph-rsid="001f4455" style:font-weight-asian="bold" style:font-weight-complex="bold"/>
    </style:style>
    <style:style style:name="P6" style:family="paragraph" style:parent-style-name="Standard">
      <style:text-properties fo:font-weight="normal" officeooo:rsid="0015a06f" officeooo:paragraph-rsid="0015a06f" style:font-weight-asian="normal" style:font-weight-complex="normal"/>
    </style:style>
    <style:style style:name="P7" style:family="paragraph" style:parent-style-name="Standard">
      <style:text-properties fo:font-weight="normal" officeooo:rsid="0018e845" officeooo:paragraph-rsid="0015a06f" style:font-weight-asian="normal" style:font-weight-complex="normal"/>
    </style:style>
    <style:style style:name="P8" style:family="paragraph" style:parent-style-name="Standard">
      <style:text-properties fo:font-weight="normal" officeooo:rsid="001dadd1" officeooo:paragraph-rsid="0015a06f" style:font-weight-asian="normal" style:font-weight-complex="normal"/>
    </style:style>
    <style:style style:name="P9" style:family="paragraph" style:parent-style-name="Standard">
      <style:text-properties officeooo:rsid="0015ac5e" officeooo:paragraph-rsid="0015ac5e"/>
    </style:style>
    <style:style style:name="P10" style:family="paragraph" style:parent-style-name="Standard">
      <style:text-properties officeooo:rsid="0017333f" officeooo:paragraph-rsid="0017333f"/>
    </style:style>
    <style:style style:name="P11" style:family="paragraph" style:parent-style-name="Standard">
      <style:text-properties officeooo:rsid="001add13" officeooo:paragraph-rsid="001add13"/>
    </style:style>
    <style:style style:name="P12" style:family="paragraph" style:parent-style-name="Standard">
      <style:text-properties officeooo:paragraph-rsid="0015ac5e"/>
    </style:style>
    <style:style style:name="P13" style:family="paragraph" style:parent-style-name="Standard">
      <style:text-properties officeooo:paragraph-rsid="0015a06f"/>
    </style:style>
    <style:style style:name="P14" style:family="paragraph" style:parent-style-name="Standard">
      <style:text-properties officeooo:paragraph-rsid="0017333f"/>
    </style:style>
    <style:style style:name="P15" style:family="paragraph" style:parent-style-name="Standard">
      <style:text-properties officeooo:rsid="001fe698" officeooo:paragraph-rsid="001fe698"/>
    </style:style>
    <style:style style:name="P16" style:family="paragraph" style:parent-style-name="Standard">
      <style:text-properties officeooo:paragraph-rsid="002016cb"/>
    </style:style>
    <style:style style:name="P17" style:family="paragraph" style:parent-style-name="Standard">
      <style:text-properties officeooo:rsid="00218d09" officeooo:paragraph-rsid="00218d09"/>
    </style:style>
    <style:style style:name="P18" style:family="paragraph" style:parent-style-name="Standard">
      <style:text-properties fo:font-weight="normal" officeooo:rsid="001f4455" officeooo:paragraph-rsid="0017333f" style:font-weight-asian="normal" style:font-weight-complex="normal"/>
    </style:style>
    <style:style style:name="P19" style:family="paragraph" style:parent-style-name="Standard">
      <style:text-properties fo:font-weight="normal" officeooo:rsid="001fe698" officeooo:paragraph-rsid="001fe698" style:font-weight-asian="normal" style:font-weight-complex="normal"/>
    </style:style>
    <style:style style:name="P20" style:family="paragraph" style:parent-style-name="Standard">
      <style:text-properties fo:font-weight="normal" officeooo:rsid="0015a06f" officeooo:paragraph-rsid="0015a06f" style:font-weight-asian="normal" style:font-weight-complex="normal"/>
    </style:style>
    <style:style style:name="P21" style:family="paragraph" style:parent-style-name="Standard">
      <style:text-properties fo:font-weight="normal" officeooo:rsid="002534d1" officeooo:paragraph-rsid="002534d1" style:font-weight-asian="normal" style:font-weight-complex="normal"/>
    </style:style>
    <style:style style:name="P22" style:family="paragraph" style:parent-style-name="Standard">
      <style:text-properties fo:font-weight="bold" officeooo:rsid="0015a06f" officeooo:paragraph-rsid="0015a06f" style:font-weight-asian="bold" style:font-weight-complex="bold"/>
    </style:style>
    <style:style style:name="P23" style:family="paragraph" style:parent-style-name="Standard">
      <style:text-properties fo:font-weight="bold" officeooo:rsid="0015a06f" officeooo:paragraph-rsid="00237b29" style:font-weight-asian="bold" style:font-weight-complex="bold"/>
    </style:style>
    <style:style style:name="P24" style:family="paragraph" style:parent-style-name="Standard">
      <style:text-properties fo:font-weight="bold" officeooo:rsid="00237b29" officeooo:paragraph-rsid="00237b29" style:font-weight-asian="bold" style:font-weight-complex="bold"/>
    </style:style>
    <style:style style:name="P25" style:family="paragraph" style:parent-style-name="Standard">
      <style:text-properties fo:font-weight="bold" officeooo:rsid="002534d1" officeooo:paragraph-rsid="002534d1" style:font-weight-asian="bold" style:font-weight-complex="bold"/>
    </style:style>
    <style:style style:name="P26" style:family="paragraph" style:parent-style-name="Standard">
      <style:text-properties officeooo:rsid="0018e845" officeooo:paragraph-rsid="0018e845"/>
    </style:style>
    <style:style style:name="P27" style:family="paragraph" style:parent-style-name="Standard">
      <style:text-properties officeooo:rsid="0015a06f" officeooo:paragraph-rsid="0018e845"/>
    </style:style>
    <style:style style:name="P28" style:family="paragraph" style:parent-style-name="Standard">
      <style:text-properties officeooo:rsid="0015a06f" officeooo:paragraph-rsid="00237b29"/>
    </style:style>
    <style:style style:name="P29" style:family="paragraph" style:parent-style-name="Standard">
      <style:text-properties officeooo:rsid="001fe698" officeooo:paragraph-rsid="00237b29"/>
    </style:style>
    <style:style style:name="P30" style:family="paragraph" style:parent-style-name="Standard">
      <style:text-properties officeooo:paragraph-rsid="00237b29"/>
    </style:style>
    <style:style style:name="P31" style:family="paragraph" style:parent-style-name="Text_20_body">
      <style:text-properties officeooo:rsid="0015a06f" officeooo:paragraph-rsid="00237b29"/>
    </style:style>
    <style:style style:name="P32" style:family="paragraph" style:parent-style-name="Text_20_body">
      <style:text-properties officeooo:paragraph-rsid="00237b29"/>
    </style:style>
    <style:style style:name="T1" style:family="text">
      <style:text-properties fo:font-weight="normal" style:font-weight-asian="normal" style:font-weight-complex="normal"/>
    </style:style>
    <style:style style:name="T2" style:family="text">
      <style:text-properties fo:font-weight="normal" officeooo:rsid="0017333f" style:font-weight-asian="normal" style:font-weight-complex="normal"/>
    </style:style>
    <style:style style:name="T3" style:family="text">
      <style:text-properties fo:font-weight="normal" officeooo:rsid="0018e845" style:font-weight-asian="normal" style:font-weight-complex="normal"/>
    </style:style>
    <style:style style:name="T4" style:family="text">
      <style:text-properties fo:font-weight="normal" officeooo:rsid="0015ac5e" style:font-weight-asian="normal" style:font-weight-complex="normal"/>
    </style:style>
    <style:style style:name="T5" style:family="text">
      <style:text-properties fo:font-weight="normal" officeooo:rsid="001f4455" style:font-weight-asian="normal" style:font-weight-complex="normal"/>
    </style:style>
    <style:style style:name="T6" style:family="text">
      <style:text-properties fo:font-weight="normal" officeooo:rsid="001dadd1" style:font-weight-asian="normal" style:font-weight-complex="normal"/>
    </style:style>
    <style:style style:name="T7" style:family="text">
      <style:text-properties fo:font-weight="normal" officeooo:rsid="00218d09" style:font-weight-asian="normal" style:font-weight-complex="normal"/>
    </style:style>
    <style:style style:name="T8" style:family="text">
      <style:text-properties fo:font-weight="normal" officeooo:rsid="00237b29" style:font-weight-asian="normal" style:font-weight-complex="normal"/>
    </style:style>
    <style:style style:name="T9" style:family="text">
      <style:text-properties fo:font-weight="normal" officeooo:rsid="002534d1" style:font-weight-asian="normal" style:font-weight-complex="normal"/>
    </style:style>
    <style:style style:name="T10" style:family="text">
      <style:text-properties officeooo:rsid="0017333f"/>
    </style:style>
    <style:style style:name="T11" style:family="text">
      <style:text-properties fo:color="#000000"/>
    </style:style>
    <style:style style:name="T12" style:family="text">
      <style:text-properties fo:color="#000000" officeooo:rsid="0018e845"/>
    </style:style>
    <style:style style:name="T13" style:family="text">
      <style:text-properties fo:color="#000000" officeooo:rsid="0017333f"/>
    </style:style>
    <style:style style:name="T14" style:family="text">
      <style:text-properties fo:color="#000000" officeooo:rsid="001fe698"/>
    </style:style>
    <style:style style:name="T15" style:family="text">
      <style:text-properties officeooo:rsid="0018e845"/>
    </style:style>
    <style:style style:name="T16" style:family="text">
      <style:text-properties officeooo:rsid="001f4455"/>
    </style:style>
    <style:style style:name="T17" style:family="text">
      <style:text-properties fo:font-weight="bold" style:font-weight-asian="bold" style:font-weight-complex="bold"/>
    </style:style>
    <style:style style:name="T18" style:family="text">
      <style:text-properties fo:font-weight="bold" officeooo:rsid="0017333f" style:font-weight-asian="bold" style:font-weight-complex="bold"/>
    </style:style>
    <style:style style:name="T19" style:family="text">
      <style:text-properties fo:font-weight="bold" officeooo:rsid="001fe698" style:font-weight-asian="bold" style:font-weight-complex="bold"/>
    </style:style>
    <style:style style:name="T20" style:family="text">
      <style:text-properties fo:font-weight="bold" officeooo:rsid="0015a06f" style:font-weight-asian="bold" style:font-weight-complex="bold"/>
    </style:style>
    <style:style style:name="T21" style:family="text">
      <style:text-properties fo:font-weight="bold" officeooo:rsid="00237b29" style:font-weight-asian="bold" style:font-weight-complex="bold"/>
    </style:style>
    <style:style style:name="T22" style:family="text">
      <style:text-properties fo:font-weight="bold" officeooo:rsid="0015ac5e" style:font-weight-asian="bold" style:font-weight-complex="bold"/>
    </style:style>
    <style:style style:name="T23" style:family="text">
      <style:text-properties fo:font-weight="bold" officeooo:rsid="001f4455" style:font-weight-asian="bold" style:font-weight-complex="bold"/>
    </style:style>
    <style:style style:name="T24" style:family="text">
      <style:text-properties officeooo:rsid="001fe698"/>
    </style:style>
    <style:style style:name="T25" style:family="text">
      <style:text-properties style:text-underline-style="solid" style:text-underline-width="auto" style:text-underline-color="font-color" fo:font-weight="normal" style:font-weight-asian="normal" style:font-weight-complex="normal"/>
    </style:style>
    <style:style style:name="T26" style:family="text">
      <style:text-properties officeooo:rsid="002016cb"/>
    </style:style>
    <style:style style:name="T27" style:family="text">
      <style:text-properties officeooo:rsid="00218d09"/>
    </style:style>
    <style:style style:name="T28" style:family="text">
      <style:text-properties officeooo:rsid="00237b2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T Stuff recording 18 December 2013</text:p>
      <text:p text:style-name="P2"/>
      <text:p text:style-name="P3">Running Order</text:p>
      <text:p text:style-name="P6"/>
      <text:p text:style-name="P21">Introduction (2 min)</text:p>
      <text:p text:style-name="P3"><text:span text:style-name="T1">Interviews </text:span><text:span text:style-name="T2">(1</text:span><text:span text:style-name="T9">1</text:span><text:span text:style-name="T2"> min)</text:span></text:p>
      <text:p text:style-name="P3"><text:span text:style-name="T1">News </text:span><text:span text:style-name="T2">(1</text:span><text:span text:style-name="T9">1</text:span><text:span text:style-name="T2"> min)</text:span></text:p>
      <text:p text:style-name="P25"><text:span text:style-name="T1">Wrap up (2 min)</text:span></text:p>
      <text:p text:style-name="P3"><text:span text:style-name="T1"/></text:p>
      <text:p text:style-name="P4">Coming Up</text:p>
      <text:p text:style-name="P26"><text:span text:style-name="T21">Later on w</text:span><text:span text:style-name="T17">e’ll have </text:span><text:span text:style-name="T21">a </text:span><text:span text:style-name="T17">news </text:span><text:span text:style-name="T21">roundup </text:span><text:span text:style-name="T17">about books and banks, </text:span><text:span text:style-name="T23">smut</text:span><text:span text:style-name="T17"> </text:span><text:span text:style-name="T23">and spooks, Windows and piracy. <text:s/>But before that</text:span><text:span text:style-name="T17"> we’ll be talking about </text:span><text:span text:style-name="T21">young folk and </text:span><text:span text:style-name="T17">programming, with our special guests Steve</text:span><text:span text:style-name="T21"> and Ben</text:span><text:span text:style-name="T17">!</text:span><text:span text:style-name="T21"> <text:s/>Would you like to introduce yourselves?</text:span></text:p>
      <text:p text:style-name="P28"/>
      <text:p text:style-name="P31"><text:span text:style-name="T12">Coder Dojo </text:span><text:span text:style-name="T14">is </text:span><text:span text:style-name="T11">a worldwide network of young programmers and hackers, </text:span><text:span text:style-name="T13">more than </text:span><text:span text:style-name="T11">100 all over the world</text:span></text:p>
      <text:p text:style-name="P32"><text:span text:style-name="Emphasis"><text:span text:style-name="T11">If you want to learn how to code, or if you already can, and want to improve your skills then CoderDojo is the place for you. Build cool stuff, from games to websites to animations to apps. Meet people like you who are interested in the same sort of things.</text:span></text:span></text:p>
      <text:p text:style-name="P30"><text:span text:style-name="T15">Seems to be suddenly very trendy. The BBC has announced plans to “</text:span>bring coding into every home, business and school in the UK<text:span text:style-name="T24">” in 2015, which frankly sounds ghastly. </text:span><text:span text:style-name="T12">Coder Dojo </text:span><text:span text:style-name="T14">is different, yes?</text:span></text:p>
      <text:p text:style-name="P28"/>
      <text:p text:style-name="P29">Is programming as relevant as it used to be? Can you be computer literate without programming?</text:p>
      <text:p text:style-name="P28"/>
      <text:p text:style-name="P29">We’re talking specifically about programming, this was traditionally the route into IT industry employment. But is <text:span text:style-name="T12">Coder Dojo </text:span><text:span text:style-name="T11">more about fun and life skills and a useful hobby? What will hook people in? </text:span></text:p>
      <text:p text:style-name="P28"/>
      <text:p text:style-name="P29">And if you do end up with a career in IT, well, that’s an awful boring dead end office job, right?</text:p>
      <text:p text:style-name="P23"/>
      <text:p text:style-name="P24">Thanks very much to both of you for coming in to our cosy little studio today, we hope you'll stay for the rest of the programme, and please feel free to chip in with your opinions as we discuss this month's tech news!</text:p>
      <text:p text:style-name="P24"/>
      <text:p text:style-name="P24">You're listening to December's IT Stuff on BCB 106.6 FM, tuned in to Bradford and plugged in to the cyberspace superhighway! </text:p>
      <text:p text:style-name="P24"/>
      <text:p text:style-name="P1"><text:span text:style-name="T21">So let's get on with</text:span><text:span text:style-name="T19"> the </text:span><text:span text:style-name="T17">News</text:span><text:span text:style-name="T21">, </text:span></text:p>
      <text:p text:style-name="P3"/>
      <text:p text:style-name="P12"><text:span text:style-name="T4">The </text:span><text:span text:style-name="T22">British Library</text:span><text:span text:style-name="T4"> has uploaded 1,019,991 images to Flickr, all from scanned old out of copyright books </text:span><text:span text:style-name="T5">going back three hundred years</text:span><text:span text:style-name="T4">. </text:span>There are maps, geological diagrams, beautiful illustrations, comical satire, illuminated and decorative letters, colourful illustrations, landscapes <text:span text:style-name="T16">and</text:span> wall-paintings, <text:span text:style-name="T16">to name but a few. <text:s/>They are looking for ideas on how they can be used - you can grab them and do whatever you like with them right now, but expect to hear more about this in a month or two. <text:s/>The images are under ‘britishlibrary’ on flickr. </text:span><text:a xlink:type="simple" xlink:href="http://www.flickr.com/photos/britishlibrary"><text:span text:style-name="T6">http://www.flickr.com/photos/britishlibrary</text:span></text:a></text:p>
      <text:p text:style-name="P7"/>
      <text:p text:style-name="P14"><text:span text:style-name="T18">Downtime of the month </text:span><text:span text:style-name="T2"><text:s/>- Yahoo Mail </text:span><text:span text:style-name="T5">was </text:span><text:span text:style-name="T8">partially out</text:span><text:span text:style-name="T5"> for several days, and</text:span><text:span text:style-name="T2"> RBS had another </text:span><text:soft-page-break/><text:span text:style-name="T2">meltdown - </text:span><text:span text:style-name="T5">not quite as bad as last time, but people were still unable to access their accounts. <text:s/>There were reports of trolleys full of shopping abandoned in supermarkets and people unable to pay for their petrol. The chief executive apologised and blamed decades of underinvestment. <text:s/>So that’s all right then. </text:span></text:p>
      <text:p text:style-name="P18"/>
      <text:p text:style-name="P9"><text:span text:style-name="T10">In other banking news, d</text:span>isgraced <text:span text:style-name="T10">American </text:span>bank J P Morgan decided to <text:span text:style-name="T10">be friendly by doing</text:span> a Q&amp;A session on Twitter. <text:s/>What could possibly go wrong?</text:p>
      <text:p text:style-name="P9"/>
      <text:p text:style-name="P9">"Does the sleaze wash off with a regular shower, or do you have to use something special like babies tears?"</text:p>
      <text:p text:style-name="P9"/>
      <text:p text:style-name="P9">"How do you decide who to foreclose on? Darts or a computer program?"</text:p>
      <text:p text:style-name="P9"/>
      <text:p text:style-name="P9">"As a white male, with no real skills but a <text:span text:style-name="T10">complete</text:span> lack of ethics, how quickly would I be fast tracked up the corporate ladder?"</text:p>
      <text:p text:style-name="P9"/>
      <text:p text:style-name="P9">"What's it like working with Mexican drug cartels? Do they tip?"</text:p>
      <text:p text:style-name="P9"/>
      <text:p text:style-name="P9">"Can I have my house back?"</text:p>
      <text:p text:style-name="P9"/>
      <text:p text:style-name="P9">"Do your clothes fit better since you don't have the added weight of a soul?"</text:p>
      <text:p text:style-name="P9"/>
      <text:p text:style-name="P11"/>
      <text:p text:style-name="P5">Smut Update</text:p>
      <text:p text:style-name="P1"/>
      <text:p text:style-name="P10"><text:span text:style-name="T16">Family</text:span> filtering has gone live on Sky and BT. <text:span text:style-name="T16">New customers now have to explictly (oo-err) ask for the filtering to be turned off if they want an uncensored internet. The BT system is said to be DNS based, so the magic numbers to get round it are probably 8.8.8.8 and 8.8.4.4. If you don’t know what those numbers are for, we’re not going to explain it!</text:span></text:p>
      <text:p text:style-name="P1"/>
      <text:p text:style-name="P5">Spook Update</text:p>
      <text:p text:style-name="P1"/>
      <text:p text:style-name="P30"><text:span text:style-name="T26">The whole spying controversy took a really weird turn this month. <text:s/>It emerged that back around 2008 the NSA infiltrated various online games with an army of undercover orcs and elves and warriors to see if terrorists were gathering in Second Life and World of Warcraft and the Xbox Live network! And best of all, this was based at </text:span>the agency's New Mission Development Centre in <text:span text:style-name="T27">our very own notorious</text:span> Menwith Hill <text:span text:style-name="T27">spook hangout near Harrogate! </text:span></text:p>
      <text:p text:style-name="P30"/>
      <text:p text:style-name="P30"><text:span text:style-name="T27">As if this wasn’t weird enough, it emerged that America’s even more secret spy sattelite agency, the National Reconnaisance Office, has its own Apollo-style or Space Shuttle style mission logo for each launching, and they are somewhere between hilarious and terrifying. <text:s/>The recent Launch 39 logo, for example, shows a cartoon octopus strangling the Earth in its tentacles, with the slogan: “Nothing is beyond our reach” ... and the previous thirty eight logos were just as bad, featuring dragons, tigers, and a red female devil with wings called Betty. Really.</text:span></text:p>
      <text:p text:style-name="P16"/>
      <text:p text:style-name="P17"><text:span text:style-name="T27">B</text:span>reaking news <text:span text:style-name="T28">in the last two days</text:span> has been the allegation that your BT Infinity modem <text:span text:style-name="T28">(the white thing that your homehub plugs into) </text:span>might have a spying backdoor built into it. <text:s/>However, we here on IT Stuff agree with the general consensus that these allegations, from a group calling itself The Adversaries, are complete baloney, technically speaking. </text:p>
      <text:p text:style-name="P1"/>
      <text:p text:style-name="P15"><text:soft-page-break/><text:span text:style-name="T17">Windows news</text:span><text:span text:style-name="T1"> - the rumour is that the next revision of Windows </text:span><text:span text:style-name="T25">might</text:span><text:span text:style-name="T1"> restore the proper old Start Menu that is sorely missed by Windows 8 users. The bad news is that it’ll be in the year 2015. </text:span></text:p>
      <text:p text:style-name="P19"/>
      <text:p text:style-name="P19">Meanwhile, Windows XP users had a nasty shock in the November and December updates. XP’s updates have been getting exponentially slower whenever Internet Explorer gets a fix, when a process called svchost.exe gets its knickers in a twist and slows the whole system to a crawl for several hours. People have been complaining about this for at least five years. <text:s/>Well, Microsoft finally tried to fix it last month, but the fix didn’t work and just made it worse. You can fix it by downloading and installing the cumulative update for Internet Explorer yourself, but that’s quite complicated, and the only other fix is to leave your computer working on the update overnight - at the risk of overheating - don’t try it when the fire brigade is on strike! <text:s/>Windows XP updates will cease completely in April next year so we’ll be talking about this again. </text:p>
      <text:p text:style-name="P19"/>
      <text:p text:style-name="P17"><text:span text:style-name="T1">And lastly a </text:span><text:span text:style-name="T17">Piracy Update</text:span><text:span text:style-name="T1"> - </text:span><text:span text:style-name="T8">Youtube rolled out a new automatic pirated music detection system, unfortunately it took down tens of thousands of people's recorded footage from games, which the gaming companies had never asked to be taken down - indeed they actually wanted it on Youtube because it's good publicity. Shows exactly why automatic piracy takedown is a lousy idea.</text:span></text:p>
      <text:p text:style-name="P27"><text:span text:style-name="T24"/></text:p>
      <text:p text:style-name="P3">Awesome things of the month</text:p>
      <text:p text:style-name="P10">Miley Cyrus themed christmas decoration, you print it yourself, cut it out, and pop it on top of the bauble on your christmas tree so she’s riding the bauble, yes it’s a do it yourself Miley Cyrus Wrecking Bauble. Thats on incrediblethings.com</text:p>
      <text:p text:style-name="P1"/>
      <text:p text:style-name="P13"><text:span text:style-name="T20">Closing Music </text:span><text:bookmark text:name="eow-title"/><text:bookmark text:name="watch-headline-title"/>Complete History Of The Soviet Union, Arranged To The Melody Of Tetris</text:p>
      <text:p text:style-name="P6"/>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Lohit Marathi" svg:font-family="'Lohit Marathi'" style:font-family-generic="system" style:font-pitch="variable"/>
    <style:font-face style:name="WenQuanYi Zen Hei" svg:font-family="'WenQuanYi Zen He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WenQuanYi Zen Hei" style:font-family-asian="'WenQuanYi Zen Hei'"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Heading_20_1" style:display-name="Heading 1" style:family="paragraph" style:parent-style-name="Heading" style:next-style-name="Text_20_body" style:default-outline-level="1" style:list-style-name="" style:class="text">
      <style:text-properties style:font-name="Liberation Serif" fo:font-family="'Liberation Serif'" style:font-family-generic="roman" style:font-pitch="variable" fo:font-size="24pt" fo:font-weight="bold" style:font-name-asian="WenQuanYi Zen Hei" style:font-family-asian="'WenQuanYi Zen Hei'" style:font-family-generic-asian="system" style:font-pitch-asian="variable" style:font-size-asian="24pt" style:font-weight-asian="bold" style:font-name-complex="Lohit Marathi" style:font-family-complex="'Lohit Marathi'" style:font-family-generic-complex="system" style:font-pitch-complex="variable" style:font-size-complex="24pt"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12-18T07:29:33.177988806</meta:creation-date>
    <dc:date>2013-12-18T15:12:00.505014821</dc:date>
    <meta:editing-duration>PT2H12M24S</meta:editing-duration>
    <meta:editing-cycles>5</meta:editing-cycles>
    <meta:generator>LibreOffice/4.1.3.2$Linux_X86_64 LibreOffice_project/410m0$Build-2</meta:generator>
    <meta:document-statistic meta:table-count="0" meta:image-count="0" meta:object-count="0" meta:page-count="3" meta:paragraph-count="38" meta:word-count="1184" meta:character-count="6810" meta:non-whitespace-character-count="5643"/>
  </office:meta>
</office:document-meta>
</file>